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F000001986A8FEA5976F09AC3.png" manifest:media-type="image/png"/>
  <manifest:file-entry manifest:full-path="Pictures/10023D020000666C00002A2B2449F38D34F7043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55cm" fo:min-width="1.3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7.8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451cm" fo:min-width="1.7cm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49cm" fo:min-width="5.9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451cm" fo:min-width="0.6cm"/>
    </style:style>
    <style:style style:name="gr11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6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7.8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0.2cm"/>
    </style:style>
    <style:style style:name="gr1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cm" fo:min-width="1.6cm"/>
    </style:style>
    <style:style style:name="gr17" style:family="graphic" style:parent-style-name="objectwithoutfill">
      <style:graphic-properties svg:stroke-width="0.07cm" svg:stroke-color="#282828" draw:marker-start-width="0.31cm" draw:marker-end-width="0.31cm" draw:fill="solid" draw:textarea-vertical-align="middle" fo:padding-top="0.16cm" fo:padding-bottom="0.16cm" fo:padding-left="0.285cm" fo:padding-right="0.285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1.19cm"/>
    </style:style>
    <style:style style:name="gr19" style:family="graphic" style:parent-style-name="objectwithoutfill">
      <style:graphic-properties svg:stroke-width="0.08cm" svg:stroke-color="#282828" draw:marker-start-width="0.33cm" draw:marker-end-width="0.33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style:font-name="aakar" fo:font-size="24pt" fo:font-weight="normal" style:font-size-asian="18pt" style:font-size-complex="18pt"/>
    </style:style>
    <style:style style:name="P5" style:family="paragraph"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aakar1" fo:font-size="16pt" fo:font-weight="normal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font-name="aakar1" fo:font-size="16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aakar1" fo:font-size="14pt" fo:font-style="italic" style:font-size-asian="18pt" style:font-style-asian="italic" style:font-size-complex="18pt" style:font-style-complex="italic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akar1" fo:font-size="16pt" fo:font-style="italic" style:font-size-asian="18pt" style:font-style-asian="italic" style:font-size-complex="18pt" style:font-style-complex="italic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style:font-name="aakar" fo:font-size="24pt" fo:font-weight="normal" style:font-size-asian="18pt" style:font-size-complex="18pt"/>
    </style:style>
    <style:style style:name="T2" style:family="text">
      <style:text-properties style:font-name="aakar1" fo:font-size="16pt" fo:font-weight="normal" style:font-size-asian="18pt" style:font-size-complex="18pt"/>
    </style:style>
    <style:style style:name="T3" style:family="text">
      <style:text-properties style:font-name="aakar1" fo:font-size="16pt" style:font-size-asian="18pt" style:font-size-complex="18pt"/>
    </style:style>
    <style:style style:name="T4" style:family="text">
      <style:text-properties style:font-name="aakar1" fo:font-size="14pt" fo:font-style="italic" style:font-size-asian="18pt" style:font-style-asian="italic" style:font-size-complex="18pt" style:font-style-complex="italic"/>
    </style:style>
    <style:style style:name="T5" style:family="text">
      <style:text-properties style:font-name="aakar1" fo:font-size="16pt" fo:font-style="normal" style:font-size-asian="18pt" style:font-style-asian="italic" style:font-size-complex="18pt" style:font-style-complex="italic"/>
    </style:style>
    <style:style style:name="T6" style:family="text">
      <style:text-properties style:font-name="aakar1" fo:font-size="16pt" fo:font-style="normal" style:font-size-asian="18pt" style:font-style-asian="normal" style:font-size-complex="18pt" style:font-style-complex="normal"/>
    </style:style>
    <style:style style:name="T7" style:family="text">
      <style:text-properties style:font-name="aakar1" fo:font-size="16pt" fo:font-style="italic" style:font-size-asian="18pt" style:font-style-asian="italic" style:font-size-complex="18pt" style:font-style-complex="italic"/>
    </style:style>
    <style:style style:name="T8" style:family="text">
      <style:text-properties style:font-name="aakar1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119cm" svg:height="11.987cm" svg:x="-1.219cm" svg:y="0.9cm">
          <draw:image xlink:href="Pictures/10023D020000666C00002A2B2449F38D34F7043D.svg" xlink:type="simple" xlink:show="embed" xlink:actuate="onLoad" loext:mime-type="image/svg+xml">
            <text:p/>
          </draw:image>
          <draw:image xlink:href="Pictures/10000201000003DF000001986A8FEA5976F09AC3.png" xlink:type="simple" xlink:show="embed" xlink:actuate="onLoad" loext:mime-type="image/png"/>
        </draw:frame>
        <draw:custom-shape draw:style-name="gr2" draw:text-style-name="P2" draw:layer="layout" svg:width="1.8cm" svg:height="3.8cm" svg:x="0.7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3cm" svg:height="1.3cm" svg:x="17.8cm" svg:y="10.9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1.2cm" svg:height="1.2cm" svg:x="17cm" svg:y="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052cm" svg:height="1.191cm" svg:x="17.069cm" svg:y="0.349cm">
            <draw:text-box>
              <text:p><text:span text:style-name="T1">C</text:span></text:p>
            </draw:text-box>
          </draw:frame>
        </draw:g>
        <draw:g>
          <draw:custom-shape draw:style-name="gr4" draw:text-style-name="P3" draw:layer="layout" svg:width="1.2cm" svg:height="1.2cm" svg:x="0.199cm" svg:y="0.2cm">
            <text:p text:style-name="P5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.2cm" svg:height="1.2cm" svg:x="0.2cm" svg:y="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1.099cm" svg:height="1.191cm" svg:x="0.299cm" svg:y="0.3cm">
            <draw:text-box>
              <text:p><text:span text:style-name="T1">A</text:span></text:p>
            </draw:text-box>
          </draw:frame>
        </draw:g>
        <draw:g>
          <draw:custom-shape draw:style-name="gr4" draw:text-style-name="P3" draw:layer="layout" svg:width="1.2cm" svg:height="1.2cm" svg:x="8.7cm" svg:y="0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052cm" svg:height="1.191cm" svg:x="8.8cm" svg:y="0.309cm">
            <draw:text-box>
              <text:p><text:span text:style-name="T1">B</text:span></text:p>
            </draw:text-box>
          </draw:frame>
        </draw:g>
        <draw:custom-shape draw:style-name="gr7" draw:text-style-name="P2" draw:layer="layout" svg:width="2.2cm" svg:height="7.701cm" svg:x="0.2cm" svg:y="4.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7cm" svg:height="0.878cm" svg:x="1cm" svg:y="4.44cm">
          <draw:text-box>
            <text:p><text:span text:style-name="T2">1000</text:span></text:p>
          </draw:text-box>
        </draw:frame>
        <draw:frame draw:style-name="gr8" draw:text-style-name="P7" draw:layer="layout" svg:width="3cm" svg:height="0.878cm" draw:transform="rotate (1.5707963267949) translate (0.4cm 7.601cm)">
          <draw:text-box>
            <text:p><text:span text:style-name="T3">Incidence</text:span></text:p>
          </draw:text-box>
        </draw:frame>
        <draw:frame draw:style-name="gr8" draw:text-style-name="P6" draw:layer="layout" svg:width="1.475cm" svg:height="0.878cm" svg:x="1.3cm" svg:y="7.37cm">
          <draw:text-box>
            <text:p><text:span text:style-name="T2">500</text:span></text:p>
          </draw:text-box>
        </draw:frame>
        <draw:custom-shape draw:style-name="gr9" draw:text-style-name="P2" draw:layer="layout" svg:width="6.4cm" svg:height="1.599cm" svg:x="2.5cm" svg:y="10.9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4cm" svg:height="1.599cm" svg:x="11cm" svg:y="10.9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4cm" svg:height="1.599cm" svg:x="19.2cm" svg:y="10.9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1cm" svg:height="7.701cm" svg:x="8.7cm" svg:y="3.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0.89cm" svg:height="0.878cm" draw:transform="rotate (1.5707963267949) translate (9.222cm 4.04cm)">
          <draw:text-box>
            <text:p><text:span text:style-name="T4">t</text:span></text:p>
          </draw:text-box>
        </draw:frame>
        <draw:frame draw:style-name="gr11" draw:text-style-name="P10" draw:layer="layout" svg:width="6.8cm" svg:height="1.505cm" draw:transform="rotate (1.5707963267949) translate (8.44cm 9.8cm)">
          <draw:text-box>
            <text:p text:style-name="P9"><text:span text:style-name="T5">Time-dependent reproduction number </text:span><text:span text:style-name="T6">(</text:span><text:span text:style-name="T7">R</text:span><text:span text:style-name="T8"> </text:span><text:span text:style-name="T6">)</text:span></text:p>
          </draw:text-box>
        </draw:frame>
        <draw:custom-shape draw:style-name="gr10" draw:text-style-name="P2" draw:layer="layout" svg:width="1.1cm" svg:height="7.701cm" svg:x="17.1cm" svg:y="3.2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cm" svg:height="1.505cm" draw:transform="rotate (1.5707963267949) translate (17.4cm 9.5cm)">
          <draw:text-box>
            <text:p><text:span text:style-name="T3">Estimated weekly error (%)</text:span></text:p>
          </draw:text-box>
        </draw:frame>
        <draw:custom-shape draw:style-name="gr12" draw:text-style-name="P2" draw:layer="layout" svg:width="6.5cm" svg:height="1.3cm" svg:x="2.7cm" svg:y="10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3cm" svg:height="1.9cm" svg:x="0.6cm" svg:y="11.0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9cm" svg:x="2.575cm" svg:y="12.0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3cm" svg:height="1.9cm" svg:x="0.675cm" svg:y="10.983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0.7cm" svg:height="0.9cm" svg:x="1.875cm" svg:y="10.383cm">
          <draw:text-box>
            <text:p><text:span text:style-name="T2">0</text:span></text:p>
          </draw:text-box>
        </draw:frame>
        <draw:frame draw:style-name="gr15" draw:text-style-name="P7" draw:layer="layout" svg:width="4.7cm" svg:height="0.9cm" svg:x="3.075cm" svg:y="12.183cm">
          <draw:text-box>
            <text:p><text:span text:style-name="T3">Date (day/month)</text:span></text:p>
          </draw:text-box>
        </draw:frame>
        <draw:custom-shape draw:style-name="gr12" draw:text-style-name="P2" draw:layer="layout" svg:width="6.5cm" svg:height="1.3cm" svg:x="19.4cm" svg:y="10.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4.7cm" svg:height="0.9cm" svg:x="20.175cm" svg:y="12.183cm">
          <draw:text-box>
            <text:p><text:span text:style-name="T3">Date (day/month)</text:span></text:p>
          </draw:text-box>
        </draw:frame>
        <draw:custom-shape draw:style-name="gr9" draw:text-style-name="P2" draw:layer="layout" svg:width="6.4cm" svg:height="1.599cm" svg:x="10.801cm" svg:y="1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5cm" svg:height="1.3cm" svg:x="11.001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4.7cm" svg:height="0.9cm" svg:x="11.776cm" svg:y="12.083cm">
          <draw:text-box>
            <text:p><text:span text:style-name="T3">Date (day/month)</text:span></text:p>
          </draw:text-box>
        </draw:frame>
        <draw:frame draw:style-name="gr8" draw:text-style-name="P6" draw:layer="layout" svg:width="1.8cm" svg:height="0.878cm" draw:transform="rotate (0.785398163397448) translate (10.427cm 11.823cm)">
          <draw:text-box>
            <text:p><text:span text:style-name="T2">07/11</text:span></text:p>
          </draw:text-box>
        </draw:frame>
        <draw:frame draw:style-name="gr8" draw:text-style-name="P6" draw:layer="layout" svg:width="1.8cm" svg:height="0.878cm" draw:transform="rotate (0.785398163397448) translate (11.227cm 11.823cm)">
          <draw:text-box>
            <text:p><text:span text:style-name="T2">21/11</text:span></text:p>
          </draw:text-box>
        </draw:frame>
        <draw:frame draw:style-name="gr8" draw:text-style-name="P6" draw:layer="layout" svg:width="1.8cm" svg:height="0.878cm" draw:transform="rotate (0.785398163397448) translate (12.027cm 11.823cm)">
          <draw:text-box>
            <text:p><text:span text:style-name="T2">05/12</text:span></text:p>
          </draw:text-box>
        </draw:frame>
        <draw:frame draw:style-name="gr8" draw:text-style-name="P6" draw:layer="layout" svg:width="1.8cm" svg:height="0.878cm" draw:transform="rotate (0.785398163397448) translate (12.827cm 11.823cm)">
          <draw:text-box>
            <text:p><text:span text:style-name="T2">19/12</text:span></text:p>
          </draw:text-box>
        </draw:frame>
        <draw:frame draw:style-name="gr8" draw:text-style-name="P6" draw:layer="layout" svg:width="1.8cm" svg:height="0.878cm" draw:transform="rotate (0.785398163397448) translate (13.727cm 11.823cm)">
          <draw:text-box>
            <text:p><text:span text:style-name="T2">02/01</text:span></text:p>
          </draw:text-box>
        </draw:frame>
        <draw:frame draw:style-name="gr8" draw:text-style-name="P6" draw:layer="layout" svg:width="1.8cm" svg:height="0.878cm" draw:transform="rotate (0.785398163397448) translate (14.527cm 11.823cm)">
          <draw:text-box>
            <text:p><text:span text:style-name="T2">16/01</text:span></text:p>
          </draw:text-box>
        </draw:frame>
        <draw:frame draw:style-name="gr8" draw:text-style-name="P6" draw:layer="layout" svg:width="1.8cm" svg:height="0.878cm" draw:transform="rotate (0.785398163397448) translate (15.38cm 11.823cm)">
          <draw:text-box>
            <text:p><text:span text:style-name="T2">30/01</text:span></text:p>
          </draw:text-box>
        </draw:frame>
        <draw:frame draw:style-name="gr8" draw:text-style-name="P6" draw:layer="layout" svg:width="1.8cm" svg:height="0.878cm" draw:transform="rotate (0.785398163397448) translate (18.827cm 11.823cm)">
          <draw:text-box>
            <text:p><text:span text:style-name="T2">07/11</text:span></text:p>
          </draw:text-box>
        </draw:frame>
        <draw:frame draw:style-name="gr8" draw:text-style-name="P6" draw:layer="layout" svg:width="1.8cm" svg:height="0.878cm" draw:transform="rotate (0.785398163397448) translate (19.627cm 11.823cm)">
          <draw:text-box>
            <text:p><text:span text:style-name="T2">21/11</text:span></text:p>
          </draw:text-box>
        </draw:frame>
        <draw:frame draw:style-name="gr8" draw:text-style-name="P6" draw:layer="layout" svg:width="1.8cm" svg:height="0.878cm" draw:transform="rotate (0.785398163397448) translate (20.427cm 11.823cm)">
          <draw:text-box>
            <text:p><text:span text:style-name="T2">05/12</text:span></text:p>
          </draw:text-box>
        </draw:frame>
        <draw:frame draw:style-name="gr8" draw:text-style-name="P6" draw:layer="layout" svg:width="1.8cm" svg:height="0.878cm" draw:transform="rotate (0.785398163397448) translate (21.227cm 11.823cm)">
          <draw:text-box>
            <text:p><text:span text:style-name="T2">19/12</text:span></text:p>
          </draw:text-box>
        </draw:frame>
        <draw:frame draw:style-name="gr8" draw:text-style-name="P6" draw:layer="layout" svg:width="1.8cm" svg:height="0.878cm" draw:transform="rotate (0.785398163397448) translate (22.127cm 11.823cm)">
          <draw:text-box>
            <text:p><text:span text:style-name="T2">02/01</text:span></text:p>
          </draw:text-box>
        </draw:frame>
        <draw:frame draw:style-name="gr8" draw:text-style-name="P6" draw:layer="layout" svg:width="1.8cm" svg:height="0.878cm" draw:transform="rotate (0.785398163397448) translate (22.927cm 11.823cm)">
          <draw:text-box>
            <text:p><text:span text:style-name="T2">16/01</text:span></text:p>
          </draw:text-box>
        </draw:frame>
        <draw:frame draw:style-name="gr8" draw:text-style-name="P6" draw:layer="layout" svg:width="1.8cm" svg:height="0.878cm" draw:transform="rotate (0.785398163397448) translate (23.78cm 11.823cm)">
          <draw:text-box>
            <text:p><text:span text:style-name="T2">30/01</text:span></text:p>
          </draw:text-box>
        </draw:frame>
        <draw:frame draw:style-name="gr8" draw:text-style-name="P6" draw:layer="layout" svg:width="1.8cm" svg:height="0.878cm" draw:transform="rotate (0.785398163397448) translate (2.027cm 11.823cm)">
          <draw:text-box>
            <text:p><text:span text:style-name="T2">07/11</text:span></text:p>
          </draw:text-box>
        </draw:frame>
        <draw:frame draw:style-name="gr8" draw:text-style-name="P6" draw:layer="layout" svg:width="1.8cm" svg:height="0.878cm" draw:transform="rotate (0.785398163397448) translate (2.93cm 11.773cm)">
          <draw:text-box>
            <text:p><text:span text:style-name="T2">21/11</text:span></text:p>
          </draw:text-box>
        </draw:frame>
        <draw:frame draw:style-name="gr8" draw:text-style-name="P6" draw:layer="layout" svg:width="1.8cm" svg:height="0.878cm" draw:transform="rotate (0.785398163397448) translate (3.727cm 11.823cm)">
          <draw:text-box>
            <text:p><text:span text:style-name="T2">05/12</text:span></text:p>
          </draw:text-box>
        </draw:frame>
        <draw:frame draw:style-name="gr8" draw:text-style-name="P6" draw:layer="layout" svg:width="1.8cm" svg:height="0.878cm" draw:transform="rotate (0.785398163397448) translate (4.527cm 11.823cm)">
          <draw:text-box>
            <text:p><text:span text:style-name="T2">19/12</text:span></text:p>
          </draw:text-box>
        </draw:frame>
        <draw:frame draw:style-name="gr8" draw:text-style-name="P6" draw:layer="layout" svg:width="1.8cm" svg:height="0.878cm" draw:transform="rotate (0.785398163397448) translate (5.38cm 11.823cm)">
          <draw:text-box>
            <text:p><text:span text:style-name="T2">02/01</text:span></text:p>
          </draw:text-box>
        </draw:frame>
        <draw:frame draw:style-name="gr8" draw:text-style-name="P6" draw:layer="layout" svg:width="1.8cm" svg:height="0.878cm" draw:transform="rotate (0.785398163397448) translate (6.19cm 11.823cm)">
          <draw:text-box>
            <text:p><text:span text:style-name="T2">16/01</text:span></text:p>
          </draw:text-box>
        </draw:frame>
        <draw:frame draw:style-name="gr8" draw:text-style-name="P6" draw:layer="layout" svg:width="1.8cm" svg:height="0.878cm" draw:transform="rotate (0.785398163397448) translate (7.027cm 11.823cm)">
          <draw:text-box>
            <text:p><text:span text:style-name="T2">30/01</text:span></text:p>
          </draw:text-box>
        </draw:frame>
        <draw:frame draw:style-name="gr8" draw:text-style-name="P6" draw:layer="layout" svg:width="1.7cm" svg:height="0.878cm" svg:x="1cm" svg:y="1.44cm">
          <draw:text-box>
            <text:p><text:span text:style-name="T2">1500</text:span></text:p>
          </draw:text-box>
        </draw:frame>
        <draw:custom-shape draw:style-name="gr16" draw:text-style-name="P2" draw:layer="layout" svg:width="2.1cm" svg:height="0.65cm" svg:x="14.1cm" svg:y="2.25cm">
          <text:p/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14.68cm" svg:y1="2.173cm" svg:x2="14.68cm" svg:y2="3.673cm">
          <text:p/>
        </draw:line>
        <draw:custom-shape draw:style-name="gr18" draw:text-style-name="P2" draw:layer="layout" svg:width="1.69cm" svg:height="1.9cm" svg:x="14.7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1" draw:layer="layout" svg:x1="11.99cm" svg:y1="10.66cm" svg:x2="11.99cm" svg:y2="10.57cm">
          <text:p/>
        </draw:line>
        <draw:line draw:style-name="gr19" draw:text-style-name="P11" draw:layer="layout" svg:x1="12.82cm" svg:y1="10.66cm" svg:x2="12.82cm" svg:y2="10.57cm">
          <text:p/>
        </draw:line>
        <draw:line draw:style-name="gr19" draw:text-style-name="P11" draw:layer="layout" svg:x1="13.64cm" svg:y1="10.66cm" svg:x2="13.64cm" svg:y2="10.57cm">
          <text:p/>
        </draw:line>
        <draw:line draw:style-name="gr19" draw:text-style-name="P11" draw:layer="layout" svg:x1="14.46cm" svg:y1="10.66cm" svg:x2="14.46cm" svg:y2="10.57cm">
          <text:p/>
        </draw:line>
        <draw:line draw:style-name="gr19" draw:text-style-name="P11" draw:layer="layout" svg:x1="15.3cm" svg:y1="10.66cm" svg:x2="15.3cm" svg:y2="10.57cm">
          <text:p/>
        </draw:line>
        <draw:line draw:style-name="gr19" draw:text-style-name="P11" draw:layer="layout" svg:x1="16.13cm" svg:y1="10.66cm" svg:x2="16.13cm" svg:y2="10.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7cm" fo:page-height="13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23:06.946379319</meta:creation-date>
    <dc:date>2024-02-19T13:43:09.245528235</dc:date>
    <meta:editing-duration>PT9H54M9S</meta:editing-duration>
    <meta:editing-cycles>19</meta:editing-cycles>
    <meta:generator>LibreOffice/6.4.7.2$Linux_X86_64 LibreOffice_project/40$Build-2</meta:generator>
    <meta:document-statistic meta:object-count="67"/>
  </office:meta>
</office:document-meta>
</file>